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Property.FloatProperty( String 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atProperty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setNumberValu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setRunningVersion( boolean running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at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atProperty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recoverRunningVersion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Floa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at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setNumberValue( Number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roperty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